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fo:language="pl" fo:country="PL"/>
    </style:style>
    <style:style style:name="P4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 style:shadow="none"/>
    </style:style>
    <style:style style:name="P5" style:family="paragraph" style:parent-style-name="Standard">
      <style:paragraph-properties fo:margin-top="0cm" fo:margin-bottom="0cm" style:contextual-spacing="false" fo:break-before="page" fo:padding-left="0.141cm" fo:padding-right="0.141cm" fo:padding-top="0.035cm" fo:padding-bottom="0.035cm" fo:border="0.51pt solid #000000" style:shadow="none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 Black"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language="pl" fo:country="PL"/>
    </style:style>
    <style:style style:name="T4" style:family="text">
      <style:text-properties fo:language="pl" fo:country="PL" fo:font-weight="bold" style:font-weight-asian="bol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912cm" fo:min-width="4.494cm" fo:padding-top="0.127cm" fo:padding-bottom="0.127cm" fo:padding-left="0.254cm" fo:padding-right="0.254cm" fo:wrap-option="wrap" fo:margin-left="0cm" fo:margin-right="0.065cm" fo:margin-top="0cm" fo:margin-bottom="0.04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Text Box 2" draw:style-name="gr1" draw:text-style-name="P6" svg:width="5.001cm" svg:height="1.165cm" svg:x="5.459cm" svg:y="0cm"><text:p text:style-name="Frame_20_contents"><text:span text:style-name="T1">ŚCIĄGA SQ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4"><text:span text:style-name="T2">PROSTE SELECTy</text:span></text:p>
      <text:p text:style-name="P4">SELECT * <text:s/>FROM ksiazka</text:p>
      <text:p text:style-name="P4">SELECT autor_imie, autor_nazwisko FROM ksiazka </text:p>
      <text:p text:style-name="P4">SELECT min_wiek*10 AS wiekX10 FROM ksiazka </text:p>
      <text:p text:style-name="P4"/>
      <text:p text:style-name="P4">SELECT * FROM klient WHERE nazwisko&lt;&gt;'Kowalski'</text:p>
      <text:p text:style-name="P4">SELECT * FROM klient WHERE nazwisko LIKE 'Kow%'</text:p>
      <text:p text:style-name="P4"><text:span text:style-name="T3">SELECT * FROM klient WHERE nazwisko LIKE 'S%' AND rok_urodzenia&gt;'1960-01-01'</text:span></text:p>
      <text:p text:style-name="P2"/>
      <text:p text:style-name="P4"><text:span text:style-name="T2">SORTOWANIE </text:span></text:p>
      <text:p text:style-name="P4">SELECT * FROM &lt;tablica&gt; ORDER BY <text:s/>&lt;pola&gt; ASC/DESC</text:p>
      <text:p text:style-name="P4">SELECT * FROM klient ORDER BY <text:s/>data_zalozenia ASC</text:p>
      <text:p text:style-name="P2"/>
      <text:p text:style-name="P4"><text:span text:style-name="T2">UNION</text:span></text:p>
      <text:p text:style-name="P4">SELECT klient_id, imie, nazwisko FROM klient</text:p>
      <text:p text:style-name="P4">UNION <text:s/></text:p>
      <text:p text:style-name="P4"><text:span text:style-name="T3">SELECT klient_id, imie, nazwisko FROM klient_archiwalny</text:span></text:p>
      <text:p text:style-name="P3"/>
      <text:p text:style-name="P4"><text:span text:style-name="T2">DISTINCT</text:span></text:p>
      <text:p text:style-name="P4">SELECT DISTINCT autor_imie FROM ksiazka;</text:p>
      <text:p text:style-name="P2"/>
      <text:p text:style-name="P4"><text:span text:style-name="T2">NULL / NOT NULL</text:span></text:p>
      <text:p text:style-name="P4">SELECT * FROM recenzja <text:s/>WHERE ksiazka_id IS NULL</text:p>
      <text:p text:style-name="P4">SELECT * FROM recenzja <text:s/>WHERE ksiazka_id IS NOT NULL</text:p>
      <text:p text:style-name="P2"/>
      <text:p text:style-name="P4"><text:span text:style-name="T2">ŁĄCZENIE TABLIC - INNER JOIN</text:span></text:p>
      <text:p text:style-name="P4">SELECT * FROM ksiazka k, recenzja r <text:s/>WHERE k.ksiazka_id = r.ksiazka_id</text:p>
      <text:p text:style-name="P4">SELECT * FROM ksiazka k NATURAL JOIN recenzja</text:p>
      <text:p text:style-name="P4">SELECT * FROM ksiazka <text:s text:c="2"/>JOIN recenzja <text:s/>USING (ksiazka_id)</text:p>
      <text:p text:style-name="P4"/>
      <text:p text:style-name="P4"><text:span text:style-name="T2">ŁĄCZENIE TABLIC - <text:s/></text:span>LEFT JOIN</text:p>
      <text:p text:style-name="P4">SELECT ksiazka.*, recenzja.* <text:s/>FROM ksiazka <text:s/>LEFT JOIN recenzja USING (ksiazka_id);</text:p>
      <text:p text:style-name="P2"/>
      <text:p text:style-name="P4"><text:span text:style-name="T2">FUNKCJE AGREGUJĄCE <text:s/>COUNT(), SUM(), AVG(), MIN(), MAX()</text:span></text:p>
      <text:p text:style-name="P4">SELECT autor_imie,autor_nazwisko,COUNT(*) AS ilosc <text:s/></text:p>
      <text:p text:style-name="P4"><text:span text:style-name="T3">FROM ksiazka GROUP BY autor_imie,autor_nazwisko;</text:span></text:p>
      <text:p text:style-name="P3"/>
      <text:p text:style-name="P1"/>
      <text:p text:style-name="P5"><text:span text:style-name="T2">PODZAPYTANIA</text:span></text:p>
      <text:p text:style-name="P4">SELECT * FROM ksiazka WHERE ksiazka_id IN (SELECT ksiazka_id FROM recenzja)</text:p>
      <text:p text:style-name="P4"><text:span text:style-name="T3">SELECT *, (SELECT liczba_przeczytanych_ksiazek FROM statystyka_klienta WHERE klient_id=2) as statystyka <text:s/>FROM klient</text:span></text:p>
      <text:p text:style-name="P3"/>
      <text:p text:style-name="P4"><text:span text:style-name="T4">MODYFIKACJA</text:span></text:p>
      <text:p text:style-name="P4"><text:span text:style-name="T4"><text:s text:c="3"/>DODAWANIE:</text:span><text:span text:style-name="T3"> <text:s text:c="2"/>INSERT INTO klient ( <text:s/>imie, nazwisko, rok_urodzenia, plec, data_zalozenia) <text:s/>VALUES ( 'Tomasz', 'Nowak', '1975-01-03', 'M', '2014-08-01')<text:line-break/> <text:s text:c="2"/></text:span><text:span text:style-name="T4">KASOWANIE: </text:span><text:span text:style-name="T3"><text:s text:c="4"/>DELETE FROM klient WHERE imie='Maciej' AND nazwisko='Kowalewski'<text:line-break/> <text:s text:c="2"/></text:span><text:span text:style-name="T4">AKTUALIZACJA:</text:span><text:span text:style-name="T3"> <text:s/>UPDATE klient SET imie='Janusz',rok_urodzenia='2001-02-02' WHERE imie='Jan' AND nazwisko='Kowalewski';</text:span></text:p>
      <text:p text:style-name="P3"/>
      <text:p text:style-name="P4"><text:span text:style-name="T2">TWORZENIE TABLIC</text:span><text:line-break/> CREATE TABLE klient_test (</text:p>
      <text:p text:style-name="P4"><text:span text:style-name="T3"><text:s text:c="6"/>klient_id <text:s text:c="6"/>INT,</text:span></text:p>
      <text:p text:style-name="P4"><text:span text:style-name="T3"><text:s text:c="6"/>imie <text:s text:c="11"/>CHAR(100),</text:span></text:p>
      <text:p text:style-name="P4"><text:span text:style-name="T3"><text:s text:c="6"/>nazwisko <text:s text:c="7"/>CHAR(100));</text:span></text:p>
      <text:p text:style-name="P3"/>
      <text:p text:style-name="P4"><text:span text:style-name="T4">INDEKS</text:span></text:p>
      <text:p text:style-name="P4"><text:span text:style-name="T3">CREATE INDEX kontrola_id_straznik_indx ON kontrola (id_straznik)</text:span></text:p>
      <text:p text:style-name="P3"/>
      <text:p text:style-name="P4"><text:span text:style-name="T4">KLUCZ GŁÓWNY i OBCY</text:span></text:p>
      <text:p text:style-name="P4">CREATE TABLE przyznane_nagrody (</text:p>
      <text:p text:style-name="P4"><text:s text:c="3"/>id <text:s text:c="21"/>BIGINT <text:s/>AUTO_INCREMENT PRIMARY</text:p>
      <text:p text:style-name="P4"><text:s text:c="2"/>straznik_id <text:s text:c="5"/>INT8 <text:s/>NOT NULL,</text:p>
      <text:p text:style-name="P4"><text:s text:c="2"/>FOREIGN KEY (straznik_id) REFERENCES straznik(id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ł Szymański</meta:initial-creator>
    <dc:creator>Michał Szymański</dc:creator>
    <meta:editing-cycles>3</meta:editing-cycles>
    <meta:creation-date>2019-02-12T13:07:00</meta:creation-date>
    <dc:date>2019-03-07T14:52:00</dc:date>
    <meta:editing-duration>PT5M</meta:editing-duration>
    <meta:generator>LibreOffice/7.1.3.2$Linux_X86_64 LibreOffice_project/10$Build-2</meta:generator>
    <meta:document-statistic meta:table-count="0" meta:image-count="0" meta:object-count="0" meta:page-count="2" meta:paragraph-count="45" meta:word-count="263" meta:character-count="2124" meta:non-whitespace-character-count="1789"/>
    <meta:user-defined meta:name="AppVersion">14.0000</meta:user-defined>
    <meta:template xlink:type="simple" xlink:actuate="onRequest" xlink:title="Normal.dotm" xlink:href=""/>
  </office:meta>
</office:document-meta>
</file>